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a613" officeooo:paragraph-rsid="0010a613"/>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0a613" officeooo:paragraph-rsid="0010a613"/>
    </style:style>
    <style:style style:name="P3" style:family="paragraph" style:parent-style-name="Standard">
      <style:text-properties officeooo:rsid="001230f8" officeooo:paragraph-rsid="001230f8"/>
    </style:style>
    <style:style style:name="P4" style:family="paragraph" style:parent-style-name="Standard">
      <style:text-properties officeooo:rsid="0012f6cf" officeooo:paragraph-rsid="0012f6cf"/>
    </style:style>
    <style:style style:name="T1" style:family="text">
      <style:text-properties officeooo:rsid="0012f6cf"/>
    </style:style>
    <style:style style:name="T2" style:family="text">
      <style:text-properties officeooo:rsid="00132556"/>
    </style:style>
    <style:style style:name="T3" style:family="text">
      <style:text-properties officeooo:rsid="001348b1"/>
    </style:style>
    <style:style style:name="T4" style:family="text">
      <style:text-properties officeooo:rsid="00138d52"/>
    </style:style>
    <style:style style:name="T5" style:family="text">
      <style:text-properties officeooo:rsid="0013e9b4"/>
    </style:style>
    <style:style style:name="T6" style:family="text">
      <style:text-properties officeooo:rsid="001585bf"/>
    </style:style>
    <style:style style:name="T7" style:family="text">
      <style:text-properties officeooo:rsid="00164b9b"/>
    </style:style>
    <style:style style:name="T8" style:family="text">
      <style:text-properties officeooo:rsid="0016589a"/>
    </style:style>
    <style:style style:name="T9" style:family="text">
      <style:text-properties officeooo:rsid="001761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ython 101: Intro</text:p>
      <text:p text:style-name="P1"/>
      <text:p text:style-name="P3">[Title slide]</text:p>
      <text:p text:style-name="P3">Hi there! Welcome to the Retro Desk. I’m Matt Heffernan and today I am excited to introduce a new series on this channel: a programming tutorial for absolute beginners, using python, one of today’s most popular programming languages. </text:p>
      <text:p text:style-name="P3"/>
      <text:p text:style-name="P3">[slide: building set of computer platforms]</text:p>
      <text:p text:style-name="P3">Every modern computer <text:span text:style-name="T3">[build] </text:span><text:s/>can be programmed with python, and the language is the same regardless of the platform you use it on. It is a very simple and clean language, and I think an ideal language for learning how to program. </text:p>
      <text:p text:style-name="P3"/>
      <text:p text:style-name="P3">[slide: applications]</text:p>
      <text:p text:style-name="P3">Not only is it good for learning <text:span text:style-name="T3">[build]</text:span>, it is also widely used for commercial software development, especially in fields like <text:span text:style-name="T3">[build] </text:span>artificial intelligence and <text:span text:style-name="T3">[build] </text:span>statistical modeling. But that’s not the kind of software we’re going to be writing in this tutorial. We’re going to start simple with the most basic concepts and work our way towards <text:span text:style-name="T3">[build] </text:span>making a simple game. </text:p>
      <text:p text:style-name="P3"/>
      <text:p text:style-name="P3">[slide: history]</text:p>
      <text:p text:style-name="P3">Before we get to the first lesson, I wanted to give some background on python and talk about how it has become popular for both education and professional use. <text:span text:style-name="T3">[build] </text:span>Python started as a project back in 1989 by Dutch researcher Guido can Rossum, who wanted to make a more robust language to replace ABC, another language developed in the Netherlands for educational purposes, but was not suitable for production code. <text:span text:style-name="T3">[build] </text:span>By 1991 the first beta release was made public, <text:span text:style-name="T3">[build] </text:span>followed by version 1.0 in 1994 <text:span text:style-name="T3">[build] </text:span>and version 2.0 in 2000. <text:span text:style-name="T3">[build] </text:span>By the time version 2.7 was released in 2009, python had become internationally popular, but was showing some serious strain when us<text:span text:style-name="T2">ed</text:span> in larger and more complex products.</text:p>
      <text:p text:style-name="P3"/>
      <text:p text:style-name="P3">[slide: python 3]</text:p>
      <text:p text:style-name="P3">Van Rossum, who had become known among the python community as the “Benevolent Dictator for Life”, or BDFL, <text:span text:style-name="T4">[build] </text:span>made the bold decision to make python 3.0 a clean break with the past and not support backwards compatibility in order to achieve the scalability goals he had for the language. Starting in 2008, <text:span text:style-name="T4">[build] </text:span>python existed as two separate languages, python2 and python3, which were very similar but not completely compatible. Code that was written for python2 would need to be at least partially re-written to support python3, and separate development ecosystems were maintained for both versions. While new versions of python3 were released, <text:span text:style-name="T4">[build] </text:span>python2 never progressed beyond version 2.7 and its use gradually faded away until support was completely abandoned by the community in 2020.</text:p>
      <text:p text:style-name="P3"/>
      <text:p text:style-name="P3">[slide: today]</text:p>
      <text:p text:style-name="P3">So today, when we talk about python, we refer exclusively to python3, and this tutorial will be focused solely on python3, or as we will now simply call it, python. <text:span text:style-name="T7">[build]</text:span>The reference implementation is CPython, and that is generally what most people use. It is installed by default for most flavors of Linux and Unix, and it is also by far the most common one for Windows. Is is free and open source, using the Python Software Foundation License, which is similar to BSD and GPL, and is maintained by the core python community. There are other compatible versions of python, <text:span text:style-name="T8">[build]</text:span> including PyPy, which claims to be generally faster when running code than CPython by using a just-in-time compiler, <text:span text:style-name="T8">[build] </text:span>and Jython, which runs on the Java platform and allows for easy integration with Java applications. But for this tutorial, we are going to stick to CPython to avoid any confusion.</text:p>
      <text:p text:style-name="P3"><text:soft-page-break/></text:p>
      <text:p text:style-name="P3">[slide: shell]</text:p>
      <text:p text:style-name="P3">Like BASIC, <text:span text:style-name="T5">[build] </text:span>python has an interactive shell where you can type in statements and evaluate them immediately, rather than writing and running a program from a file. Unlike BASIC, there isn’t a good way to write a persistent program in the shell, so we will mostly be writing our programs in a text editor. Some integrated development environments like <text:span text:style-name="T5">[build] </text:span>Visual Studio Code and <text:span text:style-name="T5">[build] </text:span>Thonny let you work in a text editor and a shell at the same time to test out your code. If you are unsure about how a python statement works, the shell is a great way to see it in action immediately. We will go into all the ways to make use of the shell and how it can make you a more effective programmer.</text:p>
      <text:p text:style-name="P3"/>
      <text:p text:style-name="P3">[slide: look ahead]</text:p>
      <text:p text:style-name="P3">But first we will start at the very beginning. <text:span text:style-name="T8">[build] </text:span>The goal of this series is to make it accessible to people with zero programming experience and <text:span text:style-name="T1">as young as 12 years old, or even younger! </text:span><text:span text:style-name="T8">[build] </text:span><text:span text:style-name="T1">If you have </text:span><text:span text:style-name="T9">an</text:span><text:span text:style-name="T1"> attention span of between 30 and 45 minutes and a desire to learn, this series will make a programmer out of you. </text:span><text:span text:style-name="T8">[build] </text:span><text:span text:style-name="T1">We will go through the basic concepts of programming and then expand into the features of the python language that will let you write literally any kind of program. </text:span><text:span text:style-name="T8">[build] </text:span><text:span text:style-name="T1">But by the end we will focus on the building blocks of a simple game and eventually have something you can play and share with your friends.</text:span></text:p>
      <text:p text:style-name="P3"/>
      <text:p text:style-name="P4">[slide: thank you!]</text:p>
      <text:p text:style-name="P4">So thanks for watching this intro to the series, and I can’t wait for you to see the first lesson. <text:span text:style-name="T6">[build] </text:span>If you aren’t already subscribed to my channel, make sure you do that now and click the bell to be notified when the next video comes out. If you want to support my channel more directly, <text:span text:style-name="T6">[build] </text:span>you could become a member here on YouTube <text:span text:style-name="T6">[build] </text:span>or join our Patreon community, like the people you see here. Members and patrons get to see all my videos before they are released ad-free, along with other nice little perks. Thanks for watching and I’ll see you again soon. By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18:21:58.717887584</meta:creation-date>
    <dc:date>2025-02-27T22:09:36.927610104</dc:date>
    <meta:editing-duration>PT3H24M38S</meta:editing-duration>
    <meta:editing-cycles>11</meta:editing-cycles>
    <meta:generator>LibreOffice/7.6.7.2$Linux_X86_64 LibreOffice_project/60$Build-2</meta:generator>
    <meta:document-statistic meta:table-count="0" meta:image-count="0" meta:object-count="0" meta:page-count="2" meta:paragraph-count="19" meta:word-count="933" meta:character-count="5402" meta:non-whitespace-character-count="4484"/>
  </office:meta>
</office:document-meta>
</file>